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46CD000032C0AF7C9203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alibri" svg:font-family="Calibri"/>
    <style:font-face style:name="Cambria" svg:font-family="Cambria"/>
    <style:font-face style:name="Tahoma1" svg:font-family="Tahoma"/>
    <style:font-face style:name="Times New Roman1" svg:font-family="'Times New Roman'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Vlastnosti" style:family="table">
      <style:table-properties style:width="17cm" fo:margin-top="0cm" fo:margin-bottom="0.199cm" table:align="margins" style:shadow="none"/>
    </style:style>
    <style:style style:name="Vlastnosti.A" style:family="table-column">
      <style:table-column-properties style:column-width="6.235cm" style:rel-column-width="24034*"/>
    </style:style>
    <style:style style:name="Vlastnosti.B" style:family="table-column">
      <style:table-column-properties style:column-width="10.765cm" style:rel-column-width="41501*"/>
    </style:style>
    <style:style style:name="Vlastnosti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lastnosti.B1" style:family="table-cell">
      <style:table-cell-properties fo:padding="0.097cm" fo:border="0.002cm solid #000000"/>
    </style:style>
    <style:style style:name="Vlastnosti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Vlastnosti.B2" style:family="table-cell">
      <style:table-cell-properties fo:padding="0.097cm" fo:border-left="0.002cm solid #000000" fo:border-right="0.002cm solid #000000" fo:border-top="none" fo:border-bottom="0.002cm solid #000000"/>
    </style:style>
    <style:style style:name="Vlastnosti.A5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margin-top="0cm" fo:margin-bottom="0cm"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0pt" style:font-name-asian="Calibri" style:font-size-asian="10pt" style:font-name-complex="Calibri" style:font-size-complex="10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style:font-name="Times New Roman1" fo:font-size="12pt" fo:language="en" fo:country="US" fo:font-weight="bold" style:font-size-asian="10pt" style:font-size-complex="10pt"/>
    </style:style>
    <style:style style:name="P6" style:family="paragraph" style:parent-style-name="Standard">
      <style:paragraph-properties fo:text-align="start" style:justify-single-word="false">
        <style:tab-stops>
          <style:tab-stop style:position="2.044cm"/>
        </style:tab-stops>
      </style:paragraph-properties>
      <style:text-properties style:font-name="Times New Roman1" fo:font-size="10pt" fo:language="en" fo:country="US" style:font-size-asian="10pt" style:font-size-complex="10pt"/>
    </style:style>
    <style:style style:name="P7" style:family="paragraph" style:parent-style-name="Standard">
      <style:paragraph-properties fo:text-align="start" style:justify-single-word="false">
        <style:tab-stops>
          <style:tab-stop style:position="2.044cm"/>
        </style:tab-stops>
      </style:paragraph-properties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.3cm" fo:text-align="start" style:justify-single-word="false">
        <style:tab-stops>
          <style:tab-stop style:position="2.478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1.083cm"/>
        </style:tab-stops>
      </style:paragraph-properties>
      <style:text-properties fo:font-size="11pt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P12" style:family="paragraph" style:parent-style-name="Standard">
      <style:paragraph-properties fo:margin-top="0cm" fo:margin-bottom="0.3cm" fo:text-align="start" style:justify-single-word="false">
        <style:tab-stops>
          <style:tab-stop style:position="2.478cm"/>
        </style:tab-stops>
      </style:paragraph-properties>
    </style:style>
    <style:style style:name="P13" style:family="paragraph" style:parent-style-name="Standard">
      <style:paragraph-properties fo:text-align="start" style:justify-single-word="false" style:text-autospace="none">
        <style:tab-stops>
          <style:tab-stop style:position="1.106cm"/>
        </style:tab-stops>
      </style:paragraph-properties>
      <style:text-properties style:font-name="Times New Roman" fo:font-size="11pt" style:font-name-asian="Calibri" style:font-size-asian="11pt" style:font-name-complex="Calibri" style:font-size-complex="11pt"/>
    </style:style>
    <style:style style:name="P14" style:family="paragraph" style:parent-style-name="Standard">
      <style:paragraph-properties fo:margin-top="0cm" fo:margin-bottom="0.3cm" fo:text-align="start" style:justify-single-word="false">
        <style:tab-stops>
          <style:tab-stop style:position="2.454cm"/>
        </style:tab-stops>
      </style:paragraph-properties>
      <style:text-properties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 style:text-autospace="none"/>
      <style:text-properties style:font-name="Times New Roman" fo:font-size="11pt" style:font-name-asian="Calibri" style:font-size-asian="11pt" style:font-name-complex="Calibri" style:font-size-complex="11pt"/>
    </style:style>
    <style:style style:name="P16" style:family="paragraph" style:parent-style-name="Standard" style:list-style-name="L2">
      <style:paragraph-properties fo:text-align="start" style:justify-single-word="false" style:text-autospace="none"/>
      <style:text-properties style:font-name="Times New Roman" fo:font-size="11pt" style:font-name-asian="Calibri" style:font-size-asian="11pt" style:font-name-complex="Calibri" style:font-size-complex="11pt"/>
    </style:style>
    <style:style style:name="P17" style:family="paragraph" style:parent-style-name="Standard">
      <style:paragraph-properties fo:text-align="start" style:justify-single-word="false" style:text-autospace="none">
        <style:tab-stops>
          <style:tab-stop style:position="1.9cm"/>
        </style:tab-stops>
      </style:paragraph-properties>
      <style:text-properties style:font-name="Times New Roman" fo:font-size="11pt" style:font-name-asian="Calibri" style:font-size-asian="11pt" style:font-name-complex="Calibri" style:font-size-complex="11pt"/>
    </style:style>
    <style:style style:name="P18" style:family="paragraph" style:parent-style-name="Standard" style:list-style-name="L3">
      <style:paragraph-properties fo:text-align="start" style:justify-single-word="false" style:text-autospace="none"/>
      <style:text-properties style:font-name="Times New Roman" fo:font-size="11pt" style:font-name-asian="Calibri" style:font-size-asian="11pt" style:font-name-complex="Calibri" style:font-size-complex="11pt"/>
    </style:style>
    <style:style style:name="P19" style:family="paragraph" style:parent-style-name="Standard">
      <style:paragraph-properties fo:text-align="start" style:justify-single-word="false" style:text-autospace="none">
        <style:tab-stops>
          <style:tab-stop style:position="1.877cm"/>
        </style:tab-stops>
      </style:paragraph-properties>
      <style:text-properties style:font-name="Times New Roman" fo:font-size="11pt" style:font-name-asian="Calibri" style:font-size-asian="11pt" style:font-name-complex="Calibri" style:font-size-complex="11pt"/>
    </style:style>
    <style:style style:name="P20" style:family="paragraph" style:parent-style-name="Standard">
      <style:paragraph-properties fo:text-align="start" style:justify-single-word="false" style:text-autospace="none">
        <style:tab-stops>
          <style:tab-stop style:position="1.515cm"/>
        </style:tab-stops>
      </style:paragraph-properties>
      <style:text-properties style:font-name="Times New Roman" fo:font-size="11pt" style:font-name-asian="Calibri" style:font-size-asian="11pt" style:font-name-complex="Calibri" style:font-size-complex="11pt"/>
    </style:style>
    <style:style style:name="P21" style:family="paragraph" style:parent-style-name="Standard">
      <style:paragraph-properties style:text-autospace="none"/>
      <style:text-properties style:font-name="Times New Roman" fo:font-size="11pt" style:font-name-asian="Calibri" style:font-size-asian="11pt" style:font-name-complex="Calibri" style:font-size-complex="11pt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9cm"/>
        </style:tab-stops>
      </style:paragraph-properties>
      <style:text-properties style:font-name="Times New Roman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P23" style:family="paragraph" style:parent-style-name="Standard">
      <style:paragraph-properties fo:text-align="start" style:justify-single-word="false" style:text-autospace="none"/>
      <style:text-properties style:font-name="Times New Roman" fo:font-size="11pt" style:font-size-asian="11pt" style:font-size-complex="11pt"/>
    </style:style>
    <style:style style:name="P24" style:family="paragraph" style:parent-style-name="Standard">
      <style:paragraph-properties fo:text-align="start" style:justify-single-word="false" style:text-autospace="non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1.499cm"/>
        </style:tab-stops>
      </style:paragraph-properties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1.499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top="0cm" fo:margin-bottom="0.3cm" fo:text-align="start" style:justify-single-word="false">
        <style:tab-stops>
          <style:tab-stop style:position="2.454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0.529cm"/>
          <style:tab-stop style:position="0.556cm"/>
        </style:tab-stops>
      </style:paragraph-properties>
    </style:style>
    <style:style style:name="P29" style:family="paragraph" style:parent-style-name="Standard">
      <style:paragraph-properties fo:text-align="start" style:justify-single-word="false">
        <style:tab-stops>
          <style:tab-stop style:position="0.529cm"/>
          <style:tab-stop style:position="0.556cm"/>
        </style:tab-stops>
      </style:paragraph-properties>
      <style:text-properties style:font-name="Times New Roman" fo:font-size="11pt" style:font-name-asian="Calibri" style:font-size-asian="11pt" style:font-name-complex="Calibri" style:font-size-complex="11pt"/>
    </style:style>
    <style:style style:name="P30" style:family="paragraph" style:parent-style-name="Standard">
      <style:paragraph-properties fo:margin-top="0cm" fo:margin-bottom="0.15cm" fo:text-align="start" style:justify-single-word="false">
        <style:tab-stops>
          <style:tab-stop style:position="0.529cm"/>
          <style:tab-stop style:position="0.556cm"/>
        </style:tab-stops>
      </style:paragraph-properties>
      <style:text-properties style:font-name="Times New Roman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P31" style:family="paragraph" style:parent-style-name="Table_20_Heading">
      <style:paragraph-properties fo:line-height="150%"/>
      <style:text-properties fo:font-style="normal" style:font-style-asian="normal" style:font-style-complex="normal"/>
    </style:style>
    <style:style style:name="P32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0.529cm"/>
          <style:tab-stop style:position="0.556cm"/>
        </style:tab-stops>
      </style:paragraph-properties>
      <style:text-properties fo:font-size="11pt" style:font-size-asian="11pt" style:font-size-complex="11pt"/>
    </style:style>
    <style:style style:name="P33" style:family="paragraph" style:parent-style-name="Table_20_Contents">
      <style:paragraph-properties fo:line-height="100%" fo:text-align="start" style:justify-single-word="false"/>
      <style:text-properties fo:font-size="11pt" style:font-size-asian="11pt" style:font-size-complex="11pt"/>
    </style:style>
    <style:style style:name="P34" style:family="paragraph" style:parent-style-name="Standard">
      <style:paragraph-properties fo:line-height="150%" fo:text-align="center" style:justify-single-word="false">
        <style:tab-stops>
          <style:tab-stop style:position="0.529cm"/>
          <style:tab-stop style:position="0.556cm"/>
        </style:tab-stops>
      </style:paragraph-properties>
      <style:text-properties fo:font-size="11pt" style:font-size-asian="11pt" style:font-size-complex="11pt"/>
    </style:style>
    <style:style style:name="P35" style:family="paragraph" style:parent-style-name="Table_20_Contents">
      <style:paragraph-properties fo:line-height="100%" fo:text-align="start" style:justify-single-word="false"/>
      <style:text-properties fo:font-size="11pt" fo:font-style="normal" style:font-size-asian="11pt" style:font-style-asian="normal" style:font-size-complex="11pt" style:font-style-complex="normal"/>
    </style:style>
    <style:style style:name="P36" style:family="paragraph" style:parent-style-name="Standard">
      <style:paragraph-properties fo:line-height="150%" fo:text-align="center" style:justify-single-word="false">
        <style:tab-stops>
          <style:tab-stop style:position="0.529cm"/>
          <style:tab-stop style:position="0.556cm"/>
        </style:tab-stops>
      </style:paragraph-properties>
      <style:text-properties style:font-name="Times New Roman" fo:font-size="11pt" style:font-name-asian="Calibri" style:font-size-asian="11pt" style:font-name-complex="Calibri" style:font-size-complex="11pt"/>
    </style:style>
    <style:style style:name="P37" style:family="paragraph" style:parent-style-name="Standard">
      <style:paragraph-properties fo:line-height="100%" fo:text-align="start" style:justify-single-word="false"/>
      <style:text-properties style:font-name="Times New Roman" fo:font-size="11pt" style:font-name-asian="Calibri" style:font-size-asian="11pt" style:font-name-complex="Calibri" style:font-size-complex="11pt"/>
    </style:style>
    <style:style style:name="P38" style:family="paragraph" style:parent-style-name="Standard">
      <style:paragraph-properties fo:text-align="start" style:justify-single-word="false">
        <style:tab-stops>
          <style:tab-stop style:position="0.529cm"/>
          <style:tab-stop style:position="0.556cm"/>
        </style:tab-stops>
      </style:paragraph-properties>
      <style:text-properties style:font-name="Calibri" fo:font-size="11pt" style:font-name-asian="Calibri" style:font-size-asian="11pt" style:font-name-complex="Calibri" style:font-size-complex="11pt"/>
    </style:style>
    <style:style style:name="P39" style:family="paragraph" style:parent-style-name="Standard">
      <style:paragraph-properties fo:margin-top="0cm" fo:margin-bottom="0.3cm" fo:text-align="start" style:justify-single-word="false">
        <style:tab-stops>
          <style:tab-stop style:position="0cm"/>
          <style:tab-stop style:position="2.478cm"/>
        </style:tab-stops>
      </style:paragraph-properties>
      <style:text-properties style:font-name="Times New Roman" fo:font-size="12pt" style:font-name-asian="Calibri" style:font-size-asian="12pt" style:font-name-complex="Calibri" style:font-size-complex="12pt"/>
    </style:style>
    <style:style style:name="P40" style:family="paragraph" style:parent-style-name="Standard">
      <style:paragraph-properties fo:text-align="start" style:justify-single-word="false">
        <style:tab-stops>
          <style:tab-stop style:position="0cm"/>
          <style:tab-stop style:position="1.226cm"/>
        </style:tab-stops>
      </style:paragraph-properties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top="0cm" fo:margin-bottom="0.3cm"/>
    </style:style>
    <style:style style:name="P43" style:family="paragraph" style:parent-style-name="Standard">
      <style:text-properties fo:font-weight="bold" style:font-weight-asian="bold" style:font-weight-complex="bold"/>
    </style:style>
    <style:style style:name="P44" style:family="paragraph" style:parent-style-name="Standard">
      <style:paragraph-properties fo:text-align="start" style:justify-single-word="false">
        <style:tab-stops>
          <style:tab-stop style:position="2.469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6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47" style:family="paragraph" style:parent-style-name="Standard">
      <style:paragraph-properties fo:margin-top="0cm" fo:margin-bottom="0.3cm"/>
      <style:text-properties fo:font-style="normal" fo:font-weight="bold" style:font-style-asian="normal" style:font-weight-asian="bold" style:font-style-complex="normal" style:font-weight-complex="bold"/>
    </style:style>
    <style:style style:name="P48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margin-top="0cm" fo:margin-bottom="0.499c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>
      <style:paragraph-properties fo:margin-top="0cm" fo:margin-bottom="0.3cm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fo:font-weight="bold"/>
    </style:style>
    <style:style style:name="T2" style:family="text">
      <style:text-properties fo:font-size="11pt" fo:font-weight="bold" style:font-size-asian="11pt" style:font-size-complex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style:font-name="Times New Roman1" fo:language="en" fo:country="US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font-name="Times New Roman" fo:font-size="12pt" fo:font-weight="bold" style:font-name-asian="Cambria" style:font-size-asian="12pt" style:font-weight-asian="bold" style:font-name-complex="Cambria" style:font-size-complex="12pt" style:font-weight-complex="bold"/>
    </style:style>
    <style:style style:name="T12" style:family="text">
      <style:text-properties style:font-name="Times New Roman" fo:font-weight="bold" style:font-weight-asian="bold" style:font-weight-complex="bold"/>
    </style:style>
    <style:style style:name="T13" style:family="text">
      <style:text-properties style:font-name-asian="Calibri" style:font-name-complex="Calibri"/>
    </style:style>
    <style:style style:name="T14" style:family="text">
      <style:text-properties fo:font-weight="normal" style:font-name-asian="Calibri" style:font-weight-asian="normal" style:font-name-complex="Calibri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fo:font-size="12pt" fo:font-weight="bold" style:font-size-asian="12pt" style:font-weight-asian="bold" style:font-size-complex="12pt" style:font-weight-complex="bold"/>
    </style:style>
    <style:style style:name="T18" style:family="text">
      <style:text-properties fo:font-size="11pt" fo:font-weight="normal" style:font-size-asian="11pt" style:font-weight-asian="normal" style:font-size-complex="11pt" style:font-weight-complex="normal"/>
    </style:style>
    <style:style style:name="T19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20" style:family="text">
      <style:text-properties style:font-name="Times New Roman" fo:font-size="11pt" style:font-name-asian="Calibri" style:font-size-asian="11pt" style:font-name-complex="Calibri" style:font-size-complex="11pt"/>
    </style:style>
    <style:style style:name="T21" style:family="text">
      <style:text-properties style:font-name="Times New Roman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22" style:family="text">
      <style:text-properties style:font-name="Times New Roman" fo:font-weight="normal" style:font-weight-asian="normal" style:font-weight-complex="normal"/>
    </style:style>
    <style:style style:name="T23" style:family="text">
      <style:text-properties style:font-name="Times New Roman" style:font-name-asian="Calibri" style:font-name-complex="Calibri"/>
    </style:style>
    <style:style style:name="T24" style:family="text">
      <style:text-properties style:font-name="Times New Roman" fo:font-weight="normal" style:font-name-asian="Calibri" style:font-weight-asian="normal" style:font-name-complex="Calibri" style:font-weight-complex="normal"/>
    </style:style>
    <style:style style:name="T25" style:family="text">
      <style:text-properties style:font-name="Times New Roman" fo:font-size="11pt" fo:font-style="normal" style:font-name-asian="Calibri" style:font-size-asian="11pt" style:font-style-asian="normal" style:font-name-complex="Calibri" style:font-size-complex="11pt" style:font-style-complex="normal"/>
    </style:style>
    <style:style style:name="T26" style:family="text">
      <style:text-properties style:font-name="Times New Roman" fo:font-size="11pt" fo:font-style="normal" style:font-size-asian="11pt" style:font-style-asian="normal" style:font-size-complex="11pt" style:font-style-complex="normal"/>
    </style:style>
    <style:style style:name="T27" style:family="text"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T28" style:family="text">
      <style:text-properties fo:font-size="11pt" fo:font-style="normal" style:font-size-asian="11pt" style:font-style-asian="normal" style:font-size-complex="11pt" style:font-style-complex="normal"/>
    </style:style>
    <style:style style:name="T29" style:family="text">
      <style:text-properties fo:font-size="11pt" fo:font-style="italic" style:font-size-asian="11pt" style:font-style-asian="italic" style:font-size-complex="11pt" style:font-style-complex="italic"/>
    </style:style>
    <style:style style:name="T30" style:family="text">
      <style:text-properties style:text-position="33% 80%" fo:font-size="11pt" fo:font-style="normal" style:font-size-asian="11pt" style:font-style-asian="normal" style:font-size-complex="11pt" style:font-style-complex="normal"/>
    </style:style>
    <style:style style:name="T31" style:family="text">
      <style:text-properties fo:font-size="11pt" fo:font-style="italic" style:font-size-asian="11pt" style:font-style-asian="normal" style:font-size-complex="11pt" style:font-style-complex="normal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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">
        <style:list-level-properties text:space-before="1.905cm" text:min-label-width="0.635cm"/>
        <style:text-properties style:font-name="StarSymbol"/>
      </text:list-level-style-bullet>
      <text:list-level-style-bullet text:level="3" text:style-name="Bullet_20_Symbols" style:num-suffix="." text:bullet-char="">
        <style:list-level-properties text:space-before="2.54cm" text:min-label-width="0.635cm"/>
        <style:text-properties style:font-name="StarSymbol"/>
      </text:list-level-style-bullet>
      <text:list-level-style-bullet text:level="4" text:style-name="Bullet_20_Symbols" style:num-suffix="." text:bullet-char="">
        <style:list-level-properties text:space-before="3.175cm" text:min-label-width="0.635cm"/>
        <style:text-properties style:font-name="StarSymbol"/>
      </text:list-level-style-bullet>
      <text:list-level-style-bullet text:level="5" text:style-name="Bullet_20_Symbols" style:num-suffix="." text:bullet-char="">
        <style:list-level-properties text:space-before="3.81cm" text:min-label-width="0.635cm"/>
        <style:text-properties style:font-name="StarSymbol"/>
      </text:list-level-style-bullet>
      <text:list-level-style-bullet text:level="6" text:style-name="Bullet_20_Symbols" style:num-suffix="." text:bullet-char="">
        <style:list-level-properties text:space-before="4.445cm" text:min-label-width="0.635cm"/>
        <style:text-properties style:font-name="StarSymbol"/>
      </text:list-level-style-bullet>
      <text:list-level-style-bullet text:level="7" text:style-name="Bullet_20_Symbols" style:num-suffix="." text:bullet-char="">
        <style:list-level-properties text:space-before="5.08cm" text:min-label-width="0.635cm"/>
        <style:text-properties style:font-name="StarSymbol"/>
      </text:list-level-style-bullet>
      <text:list-level-style-bullet text:level="8" text:style-name="Bullet_20_Symbols" style:num-suffix="." text:bullet-char="">
        <style:list-level-properties text:space-before="5.715cm" text:min-label-width="0.635cm"/>
        <style:text-properties style:font-name="StarSymbol"/>
      </text:list-level-style-bullet>
      <text:list-level-style-bullet text:level="9" text:style-name="Bullet_20_Symbols" style:num-suffix="." text:bullet-char="">
        <style:list-level-properties text:space-before="6.35cm" text:min-label-width="0.635cm"/>
        <style:text-properties style:font-name="StarSymbol"/>
      </text:list-level-style-bullet>
      <text:list-level-style-bullet text:level="10" text:style-name="Bullet_20_Symbols" style:num-suffix="." text:bullet-char="">
        <style:list-level-properties text:space-before="6.98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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">
        <style:list-level-properties text:space-before="1.905cm" text:min-label-width="0.635cm"/>
        <style:text-properties style:font-name="StarSymbol"/>
      </text:list-level-style-bullet>
      <text:list-level-style-bullet text:level="3" text:style-name="Bullet_20_Symbols" style:num-suffix="." text:bullet-char="">
        <style:list-level-properties text:space-before="2.54cm" text:min-label-width="0.635cm"/>
        <style:text-properties style:font-name="StarSymbol"/>
      </text:list-level-style-bullet>
      <text:list-level-style-bullet text:level="4" text:style-name="Bullet_20_Symbols" style:num-suffix="." text:bullet-char="">
        <style:list-level-properties text:space-before="3.175cm" text:min-label-width="0.635cm"/>
        <style:text-properties style:font-name="StarSymbol"/>
      </text:list-level-style-bullet>
      <text:list-level-style-bullet text:level="5" text:style-name="Bullet_20_Symbols" style:num-suffix="." text:bullet-char="">
        <style:list-level-properties text:space-before="3.81cm" text:min-label-width="0.635cm"/>
        <style:text-properties style:font-name="StarSymbol"/>
      </text:list-level-style-bullet>
      <text:list-level-style-bullet text:level="6" text:style-name="Bullet_20_Symbols" style:num-suffix="." text:bullet-char="">
        <style:list-level-properties text:space-before="4.445cm" text:min-label-width="0.635cm"/>
        <style:text-properties style:font-name="StarSymbol"/>
      </text:list-level-style-bullet>
      <text:list-level-style-bullet text:level="7" text:style-name="Bullet_20_Symbols" style:num-suffix="." text:bullet-char="">
        <style:list-level-properties text:space-before="5.08cm" text:min-label-width="0.635cm"/>
        <style:text-properties style:font-name="StarSymbol"/>
      </text:list-level-style-bullet>
      <text:list-level-style-bullet text:level="8" text:style-name="Bullet_20_Symbols" style:num-suffix="." text:bullet-char="">
        <style:list-level-properties text:space-before="5.715cm" text:min-label-width="0.635cm"/>
        <style:text-properties style:font-name="StarSymbol"/>
      </text:list-level-style-bullet>
      <text:list-level-style-bullet text:level="9" text:style-name="Bullet_20_Symbols" style:num-suffix="." text:bullet-char="">
        <style:list-level-properties text:space-before="6.35cm" text:min-label-width="0.635cm"/>
        <style:text-properties style:font-name="StarSymbol"/>
      </text:list-level-style-bullet>
      <text:list-level-style-bullet text:level="10" text:style-name="Bullet_20_Symbols" style:num-suffix="." text:bullet-char="">
        <style:list-level-properties text:space-before="6.98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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">
        <style:list-level-properties text:space-before="1.905cm" text:min-label-width="0.635cm"/>
        <style:text-properties style:font-name="StarSymbol"/>
      </text:list-level-style-bullet>
      <text:list-level-style-bullet text:level="3" text:style-name="Bullet_20_Symbols" style:num-suffix="." text:bullet-char="">
        <style:list-level-properties text:space-before="2.54cm" text:min-label-width="0.635cm"/>
        <style:text-properties style:font-name="StarSymbol"/>
      </text:list-level-style-bullet>
      <text:list-level-style-bullet text:level="4" text:style-name="Bullet_20_Symbols" style:num-suffix="." text:bullet-char="">
        <style:list-level-properties text:space-before="3.175cm" text:min-label-width="0.635cm"/>
        <style:text-properties style:font-name="StarSymbol"/>
      </text:list-level-style-bullet>
      <text:list-level-style-bullet text:level="5" text:style-name="Bullet_20_Symbols" style:num-suffix="." text:bullet-char="">
        <style:list-level-properties text:space-before="3.81cm" text:min-label-width="0.635cm"/>
        <style:text-properties style:font-name="StarSymbol"/>
      </text:list-level-style-bullet>
      <text:list-level-style-bullet text:level="6" text:style-name="Bullet_20_Symbols" style:num-suffix="." text:bullet-char="">
        <style:list-level-properties text:space-before="4.445cm" text:min-label-width="0.635cm"/>
        <style:text-properties style:font-name="StarSymbol"/>
      </text:list-level-style-bullet>
      <text:list-level-style-bullet text:level="7" text:style-name="Bullet_20_Symbols" style:num-suffix="." text:bullet-char="">
        <style:list-level-properties text:space-before="5.08cm" text:min-label-width="0.635cm"/>
        <style:text-properties style:font-name="StarSymbol"/>
      </text:list-level-style-bullet>
      <text:list-level-style-bullet text:level="8" text:style-name="Bullet_20_Symbols" style:num-suffix="." text:bullet-char="">
        <style:list-level-properties text:space-before="5.715cm" text:min-label-width="0.635cm"/>
        <style:text-properties style:font-name="StarSymbol"/>
      </text:list-level-style-bullet>
      <text:list-level-style-bullet text:level="9" text:style-name="Bullet_20_Symbols" style:num-suffix="." text:bullet-char="">
        <style:list-level-properties text:space-before="6.35cm" text:min-label-width="0.635cm"/>
        <style:text-properties style:font-name="StarSymbol"/>
      </text:list-level-style-bullet>
      <text:list-level-style-bullet text:level="10" text:style-name="Bullet_20_Symbols" style:num-suffix="." text:bullet-char="">
        <style:list-level-properties text:space-before="6.98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Algoritmus</text:p>
      <text:p text:style-name="P2"/>
      <text:p text:style-name="P2">Martin Lukeš</text:p>
      <text:p text:style-name="P3">ČVUT FEL, STM, 1.ročník</text:p>
      <text:p text:style-name="P4">lukesma4@fel.cvut.cz</text:p>
      <text:p text:style-name="P5"/>
      <text:p text:style-name="P6"><text:span text:style-name="T1"><text:tab/></text:span><text:span text:style-name="T2">Abstract</text:span><text:span text:style-name="T3">: Tento článek by měl čtenáři přiblížit klíčová slova algoritmus a algoritmická</text:span></text:p>
      <text:p text:style-name="P7"><text:span text:style-name="T4"><text:s/><text:tab/>složitost.</text:span> Dalším z úkolů, které si článek vytyčil je ukázat základní vlastnosti algoritmů, <text:tab/>nejdůležitější druhy a předvést jednoduchý příklad. </text:p>
      <text:p text:style-name="P8"/>
      <text:p text:style-name="P8"/>
      <text:p text:style-name="P8"/>
      <text:p text:style-name="P9"><text:tab/><text:tab/>1. Něco málo z historie</text:p>
      <text:p text:style-name="P10"><text:span text:style-name="T5"><text:tab/>Slovu algoritmus propůjčil své jméno perský matematik a astronom Abu Ja'far Muhammad ibn Musa al-Khwarizmi, mezi jehož díla patří i </text:span><text:span text:style-name="T6">Al-Khwarizmi on the Hindu Art of Reckoning</text:span> (latinsky <text:span text:style-name="T7">Algoritmi de numero Indorum</text:span> ) pojednávající o arabských číslicích. Toto dílo je zodpovědné za vznik slova algoritmus. Nejvýznamější <text:span text:style-name="T8">Al-Khwarizmiho</text:span> dílo <text:span text:style-name="T7">Hisab al-jabr w'al-muqabala </text:span><text:span text:style-name="T8">položilo základy algebře, jak ji známe dnes a dalo podnět k vzniku samotného slova algebra.</text:span> Jak již bylo řečeno <text:span text:style-name="T8">Al-Khwarizmi nebyl jenom matematik, ale také astronom, takže se nemůžeme divit, že byl podle něj pojmenován měsíční kráter </text:span><text:span text:style-name="T9">- </text:span><text:span text:style-name="T5">Crater Al-Khwarizmi</text:span><text:span text:style-name="T8">.</text:span></text:p>
      <text:p text:style-name="P11"/>
      <text:p text:style-name="P11"/>
      <text:p text:style-name="P11"/>
      <text:p text:style-name="P12"><text:span text:style-name="T8"><text:s/><text:tab/></text:span><text:span text:style-name="T10">2. </text:span><text:span text:style-name="T11">Algoritmus</text:span></text:p>
      <text:p text:style-name="P13"><text:tab/>Algoritmus je přesný návod či postup, kterým lze vyřešit daný problém. Můžeme se na něj dívat jako na soupis jednotlivých pokynů, instrukcí a souborů akcí, které nás zavedou k námi určenému cíli. Pojem algoritmu se nejčastěji objevuje v oblasti programování, kdy se jím myslí teoretický princip řešení problému (oproti přesnému zápisu v konkrétním programovacím jazyce). Obecně se ale algoritmus může objevit v jakémkoli jiném vědeckém odvětví a vlastně i v odvětvích nevědeckých - jako jistý druh algoritmu se může chápat i např. kuchyňský recept, neboť ten splňuje výše popsané požadavky. Je to soupis instrukcí, jež nás dovedou k cíli, kterým je uvaření daného pokrmu. </text:p>
      <text:p text:style-name="P8"/>
      <text:p text:style-name="P8"/>
      <text:p text:style-name="P8"/>
      <text:p text:style-name="P14"><text:tab/><text:span text:style-name="T12">3. Druhy algoritmů</text:span></text:p>
      <text:p text:style-name="P13"><text:tab/>Algoritmy můžeme klasifikovat různými způsoby. Mezi nejdůležitější druhy algoritmů patří:</text:p>
      <text:list text:style-name="L1">
        <text:list-item>
          <text:p text:style-name="P15">Rekurzivní algoritmy, které využívají (volají) samy sebe. Příkladem tohoto typu algoritmu je algoritmus pro výpočet faktoriálu.</text:p>
        </text:list-item>
      </text:list>
      <text:list text:style-name="L2">
        <text:list-item>
          <text:p text:style-name="P16">Hladové algoritmy se k řešení propracovávají po jednotlivých rozhodnutích, která,</text:p>
        </text:list-item>
      </text:list>
      <text:p text:style-name="P17"><text:tab/>jakmile jsou jednou učiněna, už nejsou dále revidována. Mezi zástupce těchto algoritmů patří <text:tab/>Jarníkův a Borůvkův algoritmus sloužící k nalezení minimální kostry grafu.</text:p>
      <text:list text:style-name="L3">
        <text:list-item>
          <text:p text:style-name="P18">Algoritmy typu rozděl a panuj dělí problém na menší podproblémy, na něž se rekurzivně</text:p>
          <text:p text:style-name="P18">aplikují (až po triviální podproblémy, které lze vyřešit přímo), po čemž se dílčí řešení</text:p>
          <text:p text:style-name="P18">vhodným způsobem sloučí.</text:p>
        </text:list-item>
        <text:list-item>
          <text:p text:style-name="P18">Algoritmy dynamického programování pracují tak, že postupně řeší části problému </text:p>
          <text:p text:style-name="P18">od nejjednodušších po složitější s tím, že využívají výsledky již vyřešených jednodušších</text:p>
          <text:p text:style-name="P18">podproblémů. Mnoho úloh se řeší převedením na grafovou úlohu a aplikací příslušného grafového algoritmu.</text:p>
        </text:list-item>
        <text:list-item>
          <text:p text:style-name="P18">Pravděpodobnostní (někdy též probabilistické) provádějí některá rozhodnutí náhodně</text:p>
          <text:p text:style-name="P18">či pseudonáhodně. Zástupcem tohoto algoritmu je metoda Monte Carlo, jejímž použitím můžeme zjistit přibližnou hodnotu čísla π.</text:p>
        </text:list-item>
        <text:list-item>
          <text:p text:style-name="P18">Genetické algoritmy pracují na základě napodobování biologických evolučních</text:p>
          <text:p text:style-name="P18">procesů, postupným „pěstováním“ nejlepších řešení pomocí mutací a křížení. V</text:p>
          <text:p text:style-name="P18">genetickém programování se tento postup aplikuje přímo na algoritmy (resp. Programy),</text:p>
          <text:p text:style-name="P18">které jsou zde chápány jako možná řešení daného problému.</text:p>
        </text:list-item>
      </text:list>
      <text:p text:style-name="P19"/>
      <text:p text:style-name="P20"><text:tab/>Přičemž jeden algoritmus může patřit zároveň do více skupin, například může být zároveň</text:p>
      <text:p text:style-name="P21">rekurzivní a typu rozděl a panuj.</text:p>
      <text:p text:style-name="P22"><text:tab/>Problematikou efektivity algoritmů, tzn. metodami, jak z několika známých algoritmů řešících</text:p>
      <text:p text:style-name="P23"><text:span text:style-name="T13">konkrétní problém vybrat ten nejlepší, se zabývají odvětví informatiky nazývané algoritmická </text:span><text:span text:style-name="T14">analýza</text:span></text:p>
      <text:p text:style-name="P24"><text:span text:style-name="T13">a teorie složitosti.</text:span><text:tab/></text:p>
      <text:p text:style-name="P25"/>
      <text:p text:style-name="P26"/>
      <text:p text:style-name="P27"><text:tab/><text:span text:style-name="T15">4</text:span><text:span text:style-name="T16">. </text:span><text:span text:style-name="T17">Vlastnosti algoritmů</text:span></text:p>
      <text:p text:style-name="P28"><text:span text:style-name="T18"><text:tab/><text:tab/><text:tab/>Základními vlastnostmi algoritmů js</text:span><text:span text:style-name="T19">ou k</text:span><text:span text:style-name="T20">onečnost (finitnost)</text:span><text:span text:style-name="T21">, o</text:span><text:span text:style-name="T20">becnost (hromadnost, univerzálnost), determinovanost (jednoznačnost), resultativnost neboli výsledné řešení, které nám algoritmus poskytne. Algoritmy jsou plné protikladů – jsou jednoduché a zároveň složité. Je jednoduché je pochopit, ale většinu kvalitních algoritmů nemůže vymyslet valná většina z nás za celý život. Ty nejjednodušší a „nejhloupější“ algoritmy vymyslí každý. To je také jedním z důvodů, proč byla vymyšlena algoritmická složitost. Nicméně, ať už vymyslíme jakkoliv špatný algoritmus, je možné vymyslet algoritmus, který je ještě horší (slova </text:span><text:span text:style-name="T3">RNDr.</text:span> <text:span text:style-name="T20">Rudolfa Kryla – přednáška předmětu Programování MFF 2006). </text:span></text:p>
      <text:p text:style-name="P29"/>
      <text:p text:style-name="P29"/>
      <text:p text:style-name="P29"/>
      <text:p text:style-name="P29"/>
      <text:p text:style-name="P30">Tabulka 1. <text:span text:style-name="T5">Vlastnosti algoritmů</text:span></text:p>
      <table:table table:name="Vlastnosti" table:style-name="Vlastnosti">
        <table:table-column table:style-name="Vlastnosti.A"/>
        <table:table-column table:style-name="Vlastnosti.B"/>
        <table:table-row>
          <table:table-cell table:style-name="Vlastnosti.A1" office:value-type="string">
            <text:p text:style-name="P31">Vlastnost</text:p>
          </table:table-cell>
          <table:table-cell table:style-name="Vlastnosti.B1" office:value-type="string">
            <text:p text:style-name="P31">Popis vlastnosti</text:p>
          </table:table-cell>
        </table:table-row>
        <table:table-row>
          <table:table-cell table:style-name="Vlastnosti.A2" office:value-type="string">
            <text:p text:style-name="P32"><text:span text:style-name="T22">k</text:span><text:span text:style-name="T23">onečnost (finitnost)</text:span></text:p>
          </table:table-cell>
          <table:table-cell table:style-name="Vlastnosti.B2" office:value-type="string">
            <text:p text:style-name="P33">Algoritmus má konečný počet kroků pro daná vstupní data, pro jiná data se může tento počet lišit, ale musí být <text:span text:style-name="T15">konečný. </text:span><text:span text:style-name="T5">Nekonečný algoritmus by vyvracel slova </text:span>RNDr. <text:span text:style-name="T5">Kryla, že musí existovat horší algoritmus a také by odporoval základní vlastnosti dojít k řešení.</text:span></text:p>
          </table:table-cell>
        </table:table-row>
        <table:table-row>
          <table:table-cell table:style-name="Vlastnosti.A2" office:value-type="string">
            <text:p text:style-name="P34"><text:span text:style-name="T24">o</text:span><text:span text:style-name="T23">becnost (hromadnost, univerzálnost)</text:span></text:p>
          </table:table-cell>
          <table:table-cell table:style-name="Vlastnosti.B2" office:value-type="string">
            <text:p text:style-name="P35">Algoritmus musí mít měnitelná vstupní data, měl by řešit obecný problém, algoritmus k výpočtu příkladu „1+1“ není účelný.</text:p>
          </table:table-cell>
        </table:table-row>
        <table:table-row>
          <table:table-cell table:style-name="Vlastnosti.A2" office:value-type="string">
            <text:p text:style-name="P36">determinovanost (jednoznačnost)</text:p>
          </table:table-cell>
          <table:table-cell table:style-name="Vlastnosti.B2" office:value-type="string">
            <text:p text:style-name="P33">Algoritmus musí mít jednoznačně danou posloupnost navazujících kroků. Pro stejná vstupní data by nám algoritmus měl dávat stejné výsledky.</text:p>
          </table:table-cell>
        </table:table-row>
        <table:table-row>
          <table:table-cell table:style-name="Vlastnosti.A5" office:value-type="string">
            <text:p text:style-name="P36">resultativnost</text:p>
          </table:table-cell>
          <table:table-cell table:style-name="Vlastnosti.B2" office:value-type="string">
            <text:p text:style-name="P37">Algoritmus má alespoň jeden výstup – 1. veličinu, která je v požadovaném vztahu k zadaným vstupům, a tím tvoří odpověď na problém, který algoritmus řeší. Další možností je, že algoritmus řešení nenajde, ale i tato informace se dá považovat za výsledek.</text:p>
          </table:table-cell>
        </table:table-row>
      </table:table>
      <text:p text:style-name="P38"/>
      <text:p text:style-name="P38"/>
      <text:p text:style-name="P38"/>
      <text:p text:style-name="P38"/>
      <text:p text:style-name="P39"><text:tab/><text:span text:style-name="T15">5. Složitost algoritmů</text:span></text:p>
      <text:p text:style-name="P40"><text:span text:style-name="T20"><text:tab/><text:tab/>K porovnávání efektivity jednotlivých algoritmů nám pomáhá alg</text:span><text:span text:style-name="T25">oritmická složitost. Konečnost - jedna z vlastností algoritmů nám zaručuje, že algoritmus nám skončí, ale nezaručuje nám, že se tohoto konce dožijeme. Algoritmická složitost počítá kroky a můžeme podle ní třídí algoritmy podle efektivity. Z</text:span><text:span text:style-name="T26">ávisí na velikosti vstupních dat, proto ji můžeme popsat jako funkci T(n)</text:span><text:span text:style-name="T27">,</text:span><text:span text:style-name="T26"> kde číslo n udává velikost vstupních dat. Například </text:span><text:span text:style-name="T27">T(n) = an + b</text:span><text:span text:style-name="T26">, kde a, b jsou nějaké konstanty, je zápis lineární časové složitosti (složitost roste lineárně s rostoucí velikostí vstupů). </text:span></text:p>
      <text:p text:style-name="P40"><text:span text:style-name="T26"><text:tab/>Obvykle je pro odhad složitosti důležitý pouze typ funkční závislosti a nikoliv přesné hodnoty konstant - ty se zanedbávají. </text:span><text:span text:style-name="T28">Při značné velikosti vstupních dat (to je situace, která nás vzhledem k složitosti algoritmu zajímá, při malých vstupech je složitost všech algoritmů poměrně nízká a vyrovnaná) můžeme konstanty a (aditivní konstanta) a b (multiplikativní konstanta) zanedbat, protože vzhledem k velikosti n jsou nepatrné, a výsledná složitost T(n) tak závisí především na velikosti n - velikosti vstupních dat algoritmu. Tuto skutečnost značíme </text:span><text:span text:style-name="T29">T = O(n)</text:span><text:span text:style-name="T28">, čímž vyjadřujeme asymptotické chování funkce T. O(n) nám značí asymptotickou složitost algoritmu. Nejefektivnější algoritmy mají logaritmickou asymptotickou složitost (např. log (n) ), naopak nejméně efektivní algoritmy mají složitost exponenciální (např 2</text:span><text:span text:style-name="T30">n</text:span><text:span text:style-name="T8"> <text:s/></text:span><text:span text:style-name="T28">nebo vyšší n!</text:span><text:span text:style-name="T8">)</text:span><text:span text:style-name="T28">.</text:span></text:p>
      <text:p text:style-name="P40"><text:span text:style-name="T28"><text:tab/>Za efektivní algoritmy považujeme algoritmy s asymptotickou složitostí polynomiální (např. N</text:span><text:span text:style-name="T30">127</text:span><text:span text:style-name="T28">). Provádění exponenciálních algoritmů či dokonce algoritmů o složitosti </text:span><text:span text:style-name="T31">T(n) = n! </text:span><text:span text:style-name="T28">může už jen při malém navýšení velikosti vstupních dat trvat i mnoho tisíců a miliónů let. Čím je algoritmus složitější, tím menší je vliv navýšení rychlosti provádění jednotlivých kroků algoritmu při velké velikosti vstupu. Ani polynomiální algoritmy s velkým stupněm polynomu nebo s velkými vstupními daty nejsou příliš rychlé.</text:span><text:span text:style-name="T8"> </text:span><text:span text:style-name="T20"><text:line-break/></text:span></text:p>
      <text:p text:style-name="P41"/>
      <text:p text:style-name="P41"/>
      <text:p text:style-name="P41"/>
      <text:p text:style-name="P42"><text:tab/><text:tab/><text:span text:style-name="T15">6. Příklad</text:span></text:p>
      <text:p text:style-name="P43"><text:tab/><text:span text:style-name="T18">Máme tu příklad, kdy máme uvařit k hlavnímu jídlu těstoviny a náš pomocník zatím připraví maso a omáčku. K znázornění používáme diagramy. Šipky nám určují směr, kterým se budeme ubírat, zelená políčka konec a počátek algoritmu, žlutá políčka jednotlivé kroky, které se musejí provést, růžový kosodélník nám zobrazuje rozhodovací pole, kdy zjišťujeme, zdali jsou těstoviny již vařené. Předpokladem k realizaci tohoto algoritmu je dostatek surovin a pomůcek. </text:span></text:p>
      <text:p text:style-name="P43"/>
      <text:p text:style-name="P44"><text:a xlink:type="simple" xlink:href="http://www.gap-system.org/~history/Biographies/Al-Khwarizmi.html"/></text:p>
      <text:p text:style-name="Standard"><draw:frame draw:style-name="fr1" draw:name="obrázky1" text:anchor-type="paragraph" svg:x="1.983cm" svg:y="0.238cm" svg:width="13.266cm" svg:height="7.902cm" draw:z-index="0"><draw:image xlink:href="Pictures/20000007000046CD000032C0AF7C9203.svm" xlink:type="simple" xlink:show="embed" xlink:actuate="onLoad"/></draw:frame><text:tab/><text:tab/><text:tab/><text:span text:style-name="T32">Obr 1. Algoritmus vaření těstovin</text:span></text:p>
      <text:p text:style-name="P45"/>
      <text:p text:style-name="P45"/>
      <text:p text:style-name="P46"/>
      <text:p text:style-name="P47"><text:tab/><text:tab/>7. Shrnutí</text:p>
      <text:p text:style-name="P48"><text:tab/>Je nutné podotknout, že tento článek plně neobsahuje dostupné informace o tématu Algoritmus, ale to si ani nekladl za cíl. Většina čtenářů pravděpodobně umí uvařit těstoviny a tak může tento algoritmus považovat za zbytečný. Nicméně je nutné říci, že právě tento algoritmus ukazuje sílu algoritmu v jeho plné šíři – noví a noví kuchtíci si ho musí osvojit, je jednoduchý, má různá vstupní data (kuchtíky, různé druhy těstovin, hrnců). Vždy vede k cíli. Algoritmus je konečný a má jednoznačně dané navazující kroky. </text:p>
      <text:p text:style-name="P48"/>
      <text:p text:style-name="P48"/>
      <text:p text:style-name="P49"><text:tab/><text:tab/>Použité zdroje:</text:p>
      <text:p text:style-name="P42">[1] http://www.gap-system.org/~history/Biographies/Al-Khwarizmi.html</text:p>
      <text:p text:style-name="P42">[2] http://www.beranr.webzdarma.cz/algoritmy/algoritmy.html</text:p>
      <text:p text:style-name="P42">[3] http://www.gybon.cz/~urban/pascal/ucebnice/algoritm.htm</text:p>
      <text:p text:style-name="P50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alibri" svg:font-family="Calibri"/>
    <style:font-face style:name="Cambria" svg:font-family="Cambria"/>
    <style:font-face style:name="Tahoma1" svg:font-family="Tahoma"/>
    <style:font-face style:name="Times New Roman1" svg:font-family="'Times New Roman'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text:style-name="Internet_20_link" style:num-format="1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8.498cm" style:type="center"/>
          <style:tab-stop style:position="14.023cm"/>
          <style:tab-stop style:position="15.972cm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page-layout style:name="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Y14TED<text:tab/><text:tab/>Martin Lukeš</text:p>
      </style:header>
      <style:footer>
        <text:p text:style-name="P2"><text:page-number text:select-page="current">3</text:page-number></text:p>
      </style:footer>
    </style:master-page>
    <style:master-page style:name="HTML" style:page-layout-name="pm2"/>
    <style:master-page style:name="Footnote" style:page-layout-name="pm3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9-04-22T19:11:17</meta:creation-date>
    <dc:date>2009-04-24T09:42:28</dc:date>
    <dc:language>cs-CZ</dc:language>
    <meta:editing-cycles>8</meta:editing-cycles>
    <meta:editing-duration>PT5H14M22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4" meta:paragraph-count="60" meta:word-count="1164" meta:character-count="8273"/>
  </office:meta>
</office:document-meta>
</file>